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FreeSans" svg:font-family="FreeSans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" style:family="paragraph" style:parent-style-name="Sangría_20_3_20_de_20_t._20_independiente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angría_20_3_20_de_20_t._20_independiente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angría_20_3_20_de_20_t._20_independiente">
      <style:paragraph-properties fo:margin-left="0cm" fo:margin-right="0cm" fo:text-indent="0cm" style:auto-text-indent="false"/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paragraph-properties fo:margin-left="0cm" fo:margin-right="0cm" fo:text-indent="0cm" style:auto-text-indent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margin-left="0cm" fo:margin-right="0cm" fo:text-indent="0cm" style:auto-text-indent="false"/>
      <style:text-properties style:font-name="Ari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P9" style:family="paragraph" style:parent-style-name="Standard" style:list-style-name="L2">
      <style:paragraph-properties fo:margin-left="0cm" fo:margin-right="0cm" fo:text-indent="0cm" style:auto-text-indent="false"/>
      <style:text-properties style:font-name="Arial" fo:font-style="italic" style:text-underline-style="none" fo:font-weight="bold" style:font-name-asian="DejaVu Sans1" style:font-style-asian="italic" style:font-weight-asian="bold" style:font-name-complex="DejaVu Sans1" style:font-style-complex="italic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P11" style:family="paragraph" style:parent-style-name="Standard"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P12" style:family="paragraph" style:parent-style-name="Standard" style:list-style-name="L2"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2">
      <style:text-properties style:font-name="Arial" fo:font-style="normal" style:text-underline-style="none" style:font-style-asian="normal" style:font-style-complex="normal"/>
    </style:style>
    <style:style style:name="P14" style:family="paragraph" style:parent-style-name="Standard" style:list-style-name="L2">
      <style:text-properties style:font-name="Arial" fo:font-style="normal" style:text-underline-style="none" style:font-name-asian="DejaVu Sans1" style:font-style-asian="normal" style:font-name-complex="DejaVu Sans1" style:font-style-complex="normal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>
      <style:text-properties style:font-name="Arial" fo:font-style="normal" style:text-underline-style="none" style:font-name-asian="DejaVu Sans1" style:font-style-asian="normal" style:font-name-complex="DejaVu Sans1" style:font-style-complex="normal"/>
    </style:style>
    <style:style style:name="P17" style:family="paragraph" style:parent-style-name="Standard" style:list-style-name="L2">
      <style:text-properties style:font-name="Arial" fo:font-style="italic" style:text-underline-style="none" fo:font-weight="bold" style:font-name-asian="DejaVu Sans1" style:font-style-asian="italic" style:font-weight-asian="bold" style:font-name-complex="DejaVu Sans1" style:font-style-complex="italic" style:font-weight-complex="bold"/>
    </style:style>
    <style:style style:name="P18" style:family="paragraph" style:parent-style-name="Standard" style:list-style-name="L2">
      <style:text-properties style:font-name="Arial" fo:font-style="normal" style:text-underline-style="none" fo:font-weight="bold" style:font-name-asian="DejaVu Sans1" style:font-style-asian="normal" style:font-weight-asian="bold" style:font-name-complex="DejaVu Sans1" style:font-style-complex="normal" style:font-weight-complex="bold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Standard">
      <style:paragraph-properties fo:margin-top="0.199cm" fo:margin-bottom="0.199cm" fo:text-align="justify" style:justify-single-word="false" style:text-autospace="none"/>
      <style:text-properties style:font-name="Ari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style:text-underline-style="none" style:font-name-asian="DejaVu Sans1" style:font-style-asian="normal" style:font-name-complex="DejaVu Sans1" style:font-style-complex="normal"/>
    </style:style>
    <style:style style:name="P23" style:family="paragraph" style:parent-style-name="Standard" style:list-style-name="L4">
      <style:text-properties style:font-name="Arial" fo:font-style="normal" style:text-underline-style="none" fo:font-weight="bold" style:font-name-asian="DejaVu Sans1" style:font-style-asian="normal" style:font-weight-asian="bold" style:font-name-complex="DejaVu Sans1" style:font-style-complex="normal" style:font-weight-complex="bold"/>
    </style:style>
    <style:style style:name="P24" style:family="paragraph" style:parent-style-name="Standard" style:list-style-name="L4">
      <style:text-properties style:font-name="Ari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style:font-name="Arial" fo:font-style="normal" style:text-underline-style="none" style:font-name-asian="DejaVu Sans1" style:font-style-asian="normal" style:font-name-complex="DejaVu Sans1" style:font-style-complex="normal"/>
    </style:style>
    <style:style style:name="P26" style:family="paragraph" style:parent-style-name="Standard" style:list-style-name="L4">
      <style:text-properties style:font-name="Arial" fo:font-style="normal" style:text-underline-style="none" style:font-name-asian="DejaVu Sans1" style:font-style-asian="normal" style:font-name-complex="DejaVu Sans1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-asian="DejaVu Sans1" style:font-name-complex="DejaVu Sans1"/>
    </style:style>
    <style:style style:name="T5" style:family="text">
      <style:text-properties fo:font-style="italic" fo:font-weight="bold" style:font-name-asian="DejaVu Sans1" style:font-style-asian="italic" style:font-weight-asian="bold" style:font-name-complex="DejaVu Sans1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es" fo:country="ES" style:font-name-asian="FreeSans"/>
    </style:style>
    <style:style style:name="T8" style:family="text">
      <style:text-properties fo:language="es" fo:country="ES" fo:font-style="italic" style:font-name-asian="FreeSans" style:font-style-asian="italic"/>
    </style:style>
    <style:style style:name="T9" style:family="text">
      <style:text-properties style:font-name="Arial" fo:language="es" fo:country="ES" style:font-name-asian="FreeSans"/>
    </style:style>
    <style:style style:name="T10" style:family="text">
      <style:text-properties style:font-name="Arial" fo:language="es" fo:country="ES" fo:font-style="italic" style:font-name-asian="FreeSans" style:font-style-asian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áquina virtual</text:h>
      <text:p text:style-name="P1"/>
      <text:p text:style-name="P1"/>
      <text:p text:style-name="P1"><text:tab/>El código objeto generado es el lenguaje maquina de un computador ficticio que llamamos “máquina P”. La característica determinante de esta máquina es que realiza todas las operaciones usando una pila a modo de registros temporales.</text:p>
      <text:p text:style-name="P1"/>
      <text:p text:style-name="P2"><text:tab/>La maquina P realiza operaciones sólo con un tipo de números, los enteros. La representación de los valores booleanos cierto y falso son casos particulares de los enteros: a cierto le corresponde el 1 y a falso el 0.</text:p>
      <text:p text:style-name="P2"/>
      <text:p text:style-name="P3"><text:tab/>Para guardar valores variables en ejecución, usaremos una memoria de acceso aleatorio de lectura y escritura.</text:p>
      <text:p text:style-name="P4"/>
      <text:h text:style-name="Heading_20_3" text:outline-level="3">Componentes que forman la máquina P</text:h>
      <text:p text:style-name="P5"/>
      <text:list text:style-name="L1">
        <text:list-item>
          <text:p text:style-name="P6"><text:span text:style-name="T1">Pila</text:span><text:tab/><text:tab/>Lugar donde se almacenan las instrucciones de la máquina.</text:p>
        </text:list-item>
        <text:list-item>
          <text:p text:style-name="P6"><text:span text:style-name="T1">Prog</text:span><text:tab/><text:tab/>Memoria de programas de la máquina.</text:p>
        </text:list-item>
        <text:list-item>
          <text:p text:style-name="P6"><text:span text:style-name="T1">Mem [ </text:span><text:span text:style-name="T2">d</text:span><text:span text:style-name="T1"> ]</text:span><text:tab/>Memoria de datos. Se puede acceder a una cierta dirección <text:span text:style-name="T3">d</text:span>.</text:p>
        </text:list-item>
        <text:list-item>
          <text:p text:style-name="P6"><text:span text:style-name="T1">ST</text:span><text:tab/><text:tab/>Puntero a la cima de la pila.</text:p>
        </text:list-item>
        <text:list-item>
          <text:p text:style-name="P6"><text:span text:style-name="T1">PC</text:span><text:tab/><text:tab/>Contador de programa.</text:p>
        </text:list-item>
        <text:list-item>
          <text:p text:style-name="P6"><text:span text:style-name="T1">H</text:span><text:tab/><text:tab/></text:p>
        </text:list-item>
      </text:list>
      <text:p text:style-name="P5"/>
      <text:p text:style-name="P5">El comportamiento de la máquina P es el siguiente:</text:p>
      <text:p text:style-name="P5"/>
      <text:list text:style-name="L2">
        <text:list-header>
          <text:p text:style-name="P7">ST<text:tab/><text:tab/><text:tab/><text:tab/><text:span text:style-name="T4">←<text:tab/><text:tab/>– 1</text:span></text:p>
          <text:p text:style-name="P8">PC<text:tab/><text:tab/><text:tab/><text:tab/>←<text:tab/><text:tab/>0</text:p>
          <text:p text:style-name="P8">H<text:tab/><text:tab/><text:tab/><text:tab/>←<text:tab/><text:tab/>0</text:p>
          <text:p text:style-name="P7"><text:span text:style-name="T5">mientras</text:span><text:span text:style-name="T4"> <text:s/>H <text:s/>== <text:s/>0 <text:s/></text:span><text:span text:style-name="T5">hacer</text:span></text:p>
          <text:list>
            <text:list-header>
              <text:p text:style-name="P8"><text:span text:style-name="T3">ejecutar</text:span> <text:s/>Prog [ PC ]</text:p>
            </text:list-header>
          </text:list>
          <text:p text:style-name="P9">fmientras</text:p>
        </text:list-header>
      </text:list>
      <text:p text:style-name="P10"/>
      <text:p text:style-name="P10"/>
      <text:h text:style-name="Heading_20_3" text:outline-level="3">Reglas de transición del lenguaje</text:h>
      <text:p text:style-name="P11"/>
      <text:list text:style-name="L2">
        <text:list-item>
          <text:p text:style-name="P12">suma</text:p>
          <text:p text:style-name="P13"/>
          <text:p text:style-name="P13">Pila [ ST – 1 ]<text:tab/><text:tab/><text:span text:style-name="T4">←<text:tab/><text:tab/></text:span>Pila [ ST ] + Pila [ ST – 1 ]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5"/>
      <text:p text:style-name="P15"/>
      <text:list text:style-name="L2">
        <text:list-item text:start-value="1">
          <text:p text:style-name="P12">resta</text:p>
          <text:p text:style-name="P13"/>
          <text:p text:style-name="P13">Pila [ ST – 1 ]<text:tab/><text:tab/><text:span text:style-name="T4">←<text:tab/><text:tab/></text:span>Pila [ ST ] – Pila [ ST – 1 ]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menos</text:p>
          <text:p text:style-name="P13"/>
          <text:p text:style-name="P13">Pila [ ST – 1 ]<text:tab/><text:tab/><text:span text:style-name="T4">←<text:tab/><text:tab/></text:span>– 1 * Pila [ ST ]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multiplica</text:p>
          <text:p text:style-name="P13"/>
          <text:p text:style-name="P13">Pila [ ST – 1 ]<text:tab/><text:tab/><text:span text:style-name="T4">←<text:tab/><text:tab/></text:span>Pila [ ST ] * Pila [ ST – 1 ]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divide</text:p>
          <text:p text:style-name="P13"/>
          <text:p text:style-name="P13">Pila [ ST – 1 ]<text:tab/><text:tab/><text:span text:style-name="T4">←<text:tab/><text:tab/></text:span>Pila [ ST ] + Pila [ ST – 1 ]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apila ( <text:span text:style-name="T3">n</text:span><text:span text:style-name="T6"> )</text:span></text:p>
          <text:p text:style-name="P13"/>
          <text:p text:style-name="P13">ST<text:tab/><text:tab/><text:tab/><text:tab/><text:span text:style-name="T4">←<text:tab/><text:tab/>ST + 1</text:span></text:p>
          <text:p text:style-name="P14">Pila [ ST ]<text:tab/><text:tab/><text:tab/>←<text:tab/><text:tab/>n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apila-dir ( <text:span text:style-name="T3">d</text:span><text:span text:style-name="T6"> )</text:span></text:p>
          <text:p text:style-name="P13"/>
          <text:p text:style-name="P13">ST<text:tab/><text:tab/><text:tab/><text:tab/><text:span text:style-name="T4">←<text:tab/><text:tab/>ST + 1</text:span></text:p>
          <text:p text:style-name="P14">Pila [ ST ]<text:tab/><text:tab/><text:tab/>←<text:tab/><text:tab/>Mem [ d ]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desapila-dir ( <text:span text:style-name="T3">d</text:span><text:span text:style-name="T6"> )</text:span></text:p>
          <text:p text:style-name="P14"/>
          <text:p text:style-name="P14">Mem [ d ]<text:tab/><text:tab/><text:tab/>←<text:tab/><text:tab/>Pila [ ST ]</text:p>
          <text:p text:style-name="P14">ST<text:tab/><text:tab/><text:tab/><text:tab/>←<text:tab/><text:tab/>ST – 1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and</text:p>
          <text:p text:style-name="P13"/>
          <text:p text:style-name="P13"><text:span text:style-name="T2">si</text:span> <text:s/>Pila [ ST – 1 ] <text:s/>!= <text:s/>0 <text:s/><text:span text:style-name="T2">y</text:span> <text:s/>Pila [ ST ] <text:s/>!= <text:s/>0 <text:s/><text:span text:style-name="T2">entonces</text:span></text:p>
          <text:list>
            <text:list-header>
              <text:p text:style-name="P13">Pila [ ST – 1 ]<text:tab/><text:tab/><text:span text:style-name="T4">←<text:tab/><text:tab/>1</text:span></text:p>
            </text:list-header>
          </text:list>
          <text:p text:style-name="P17">si no</text:p>
          <text:list>
            <text:list-header>
              <text:p text:style-name="P14">Pila [ ST – 1 ]<text:tab/><text:tab/>←<text:tab/><text:tab/>0</text:p>
            </text:list-header>
          </text:list>
          <text:p text:style-name="P17">fsi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or</text:p>
          <text:p text:style-name="P13"/>
          <text:p text:style-name="P13"><text:span text:style-name="T2">si</text:span> <text:s/>Pila [ ST – 1 ] <text:s/>!= <text:s/>0 <text:s/><text:span text:style-name="T2">o</text:span> <text:s/>Pila [ ST ] <text:s/>!= <text:s/>0 <text:s/><text:span text:style-name="T2">entonces</text:span></text:p>
          <text:list>
            <text:list-header>
              <text:p text:style-name="P13">Pila [ ST – 1 ]<text:tab/><text:tab/><text:span text:style-name="T4">←<text:tab/><text:tab/>1</text:span></text:p>
            </text:list-header>
          </text:list>
          <text:p text:style-name="P17">si no</text:p>
          <text:list>
            <text:list-header>
              <text:p text:style-name="P14">Pila [ ST – 1 ]<text:tab/><text:tab/>←<text:tab/><text:tab/>0</text:p>
            </text:list-header>
          </text:list>
          <text:p text:style-name="P17">fsi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not</text:p>
          <text:p text:style-name="P13"/>
          <text:p text:style-name="P13"><text:span text:style-name="T2">si</text:span> <text:s/>Pila [ ST ] <text:s/>== <text:s/>0 <text:s/><text:span text:style-name="T2">entonces</text:span></text:p>
          <text:list>
            <text:list-header>
              <text:p text:style-name="P13">Pila [ ST – 1 ]<text:tab/><text:tab/><text:span text:style-name="T4">←<text:tab/><text:tab/>1</text:span></text:p>
            </text:list-header>
          </text:list>
          <text:p text:style-name="P17">si no</text:p>
          <text:list>
            <text:list-header>
              <text:p text:style-name="P14">Pila [ ST – 1 ]<text:tab/><text:tab/>←<text:tab/><text:tab/>0</text:p>
            </text:list-header>
          </text:list>
          <text:p text:style-name="P17">fsi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mayor</text:p>
          <text:p text:style-name="P13"/>
          <text:p text:style-name="P13"><text:span text:style-name="T2">si</text:span> <text:s/>Pila [ ST – 1 ] <text:s/>&gt; <text:s/>Pila [ ST ] <text:s/><text:span text:style-name="T2">entonces</text:span></text:p>
          <text:list>
            <text:list-header>
              <text:p text:style-name="P13">Pila [ ST – 1 ]<text:tab/><text:tab/><text:span text:style-name="T4">←<text:tab/><text:tab/>1</text:span></text:p>
            </text:list-header>
          </text:list>
          <text:p text:style-name="P17">si no</text:p>
          <text:list>
            <text:list-header>
              <text:p text:style-name="P14">Pila [ ST – 1 ]<text:tab/><text:tab/>←<text:tab/><text:tab/>0</text:p>
            </text:list-header>
          </text:list>
          <text:p text:style-name="P17">fsi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menor</text:p>
          <text:p text:style-name="P13"/>
          <text:p text:style-name="P13"><text:span text:style-name="T2">si</text:span> <text:s/>Pila [ ST – 1 ] <text:s/>&lt; <text:s/>Pila [ ST ] <text:s/><text:span text:style-name="T2">entonces</text:span></text:p>
          <text:list>
            <text:list-header>
              <text:p text:style-name="P13">Pila [ ST – 1 ]<text:tab/><text:tab/><text:span text:style-name="T4">←<text:tab/><text:tab/>1</text:span></text:p>
            </text:list-header>
          </text:list>
          <text:p text:style-name="P17">si no</text:p>
          <text:list>
            <text:list-header>
              <text:p text:style-name="P14">Pila [ ST – 1 ]<text:tab/><text:tab/>←<text:tab/><text:tab/>0</text:p>
            </text:list-header>
          </text:list>
          <text:p text:style-name="P17">fsi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mayorIgual</text:p>
          <text:p text:style-name="P13"/>
          <text:p text:style-name="P13"><text:span text:style-name="T2">si</text:span> <text:s/>Pila [ ST – 1 ] <text:s/>&gt;= <text:s/>Pila [ ST ] <text:s/><text:span text:style-name="T2">entonces</text:span></text:p>
          <text:list>
            <text:list-header>
              <text:p text:style-name="P13">Pila [ ST – 1 ]<text:tab/><text:tab/><text:span text:style-name="T4">←<text:tab/><text:tab/>1</text:span></text:p>
            </text:list-header>
          </text:list>
          <text:p text:style-name="P17">si no</text:p>
          <text:list>
            <text:list-header>
              <text:p text:style-name="P14">Pila [ ST – 1 ]<text:tab/><text:tab/>←<text:tab/><text:tab/>0</text:p>
            </text:list-header>
          </text:list>
          <text:p text:style-name="P17">fsi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menorIgual</text:p>
          <text:p text:style-name="P13"/>
          <text:p text:style-name="P13"><text:span text:style-name="T2">si</text:span> <text:s/>Pila [ ST – 1 ] <text:s/>&lt;= <text:s/>Pila [ ST ] <text:s/><text:span text:style-name="T2">entonces</text:span></text:p>
          <text:list>
            <text:list-header>
              <text:p text:style-name="P13">Pila [ ST – 1 ]<text:tab/><text:tab/><text:span text:style-name="T4">←<text:tab/><text:tab/>1</text:span></text:p>
            </text:list-header>
          </text:list>
          <text:p text:style-name="P17">si no</text:p>
          <text:list>
            <text:list-header>
              <text:p text:style-name="P14">Pila [ ST – 1 ]<text:tab/><text:tab/>←<text:tab/><text:tab/>0</text:p>
            </text:list-header>
          </text:list>
          <text:p text:style-name="P17">fsi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igual</text:p>
          <text:p text:style-name="P13"/>
          <text:p text:style-name="P13"><text:span text:style-name="T2">si</text:span> <text:s/>Pila [ ST – 1 ] <text:s/>== <text:s/>Pila [ ST ] <text:s/><text:span text:style-name="T2">entonces</text:span></text:p>
          <text:list>
            <text:list-header>
              <text:p text:style-name="P13">Pila [ ST – 1 ]<text:tab/><text:tab/><text:span text:style-name="T4">←<text:tab/><text:tab/>1</text:span></text:p>
            </text:list-header>
          </text:list>
          <text:p text:style-name="P17">si no</text:p>
          <text:list>
            <text:list-header>
              <text:p text:style-name="P14">Pila [ ST – 1 ]<text:tab/><text:tab/>←<text:tab/><text:tab/>0</text:p>
            </text:list-header>
          </text:list>
          <text:p text:style-name="P17">fsi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2">distinto</text:p>
          <text:p text:style-name="P13"/>
          <text:p text:style-name="P13"><text:span text:style-name="T2">si</text:span> <text:s/>Pila [ ST – 1 ] <text:s/>!= <text:s/>Pila [ ST ] <text:s/><text:span text:style-name="T2">entonces</text:span></text:p>
          <text:list>
            <text:list-header>
              <text:p text:style-name="P13">Pila [ ST – 1 ]<text:tab/><text:tab/><text:span text:style-name="T4">←<text:tab/><text:tab/>1</text:span></text:p>
            </text:list-header>
          </text:list>
          <text:p text:style-name="P17">si no</text:p>
          <text:list>
            <text:list-header>
              <text:p text:style-name="P14">Pila [ ST – 1 ]<text:tab/><text:tab/>←<text:tab/><text:tab/>0</text:p>
            </text:list-header>
          </text:list>
          <text:p text:style-name="P17">fsi</text:p>
          <text:p text:style-name="P13">ST<text:tab/><text:tab/><text:tab/><text:tab/><text:span text:style-name="T4">←<text:tab/><text:tab/>ST – 1</text:span></text:p>
          <text:p text:style-name="P14">PC<text:tab/><text:tab/><text:tab/><text:tab/>←<text:tab/><text:tab/>PC + 1</text:p>
        </text:list-item>
      </text:list>
      <text:p text:style-name="P16"/>
      <text:p text:style-name="P16"/>
      <text:list text:style-name="L2">
        <text:list-item text:start-value="1">
          <text:p text:style-name="P18">EOF / stop</text:p>
          <text:p text:style-name="P14"/>
          <text:p text:style-name="P14">H<text:tab/><text:tab/><text:tab/><text:tab/>←<text:tab/><text:tab/>1</text:p>
        </text:list-item>
      </text:list>
      <text:p text:style-name="P16"/>
      <text:p text:style-name="P16"/>
      <text:list text:style-name="L2">
        <text:list-item text:start-value="1">
          <text:p text:style-name="P18">En cualquier otro caso</text:p>
          <text:p text:style-name="P14"/>
          <text:p text:style-name="P14">H<text:tab/><text:tab/><text:tab/><text:tab/>←<text:tab/><text:tab/>–1</text:p>
        </text:list-item>
      </text:list>
      <text:p text:style-name="P16"/>
      <text:p text:style-name="P16"/>
      <text:p text:style-name="P16"/>
      <text:p text:style-name="P16"/>
      <text:h text:style-name="Heading_20_2" text:outline-level="2"/>
      <text:h text:style-name="P19" text:outline-level="2">Lenguaje objeto</text:h>
      <text:p text:style-name="P15"/>
      <text:p text:style-name="P15"/>
      <text:p text:style-name="P20"><text:span text:style-name="T7"><text:tab/>La definición del procesador del lenguaje fuente conlleva la definición de los elementos del lenguaje objeto, su interpretación en una máquina, y la traducción de los elementos del lenguaje fuente a los elementos del lenguaje objeto. El lenguaje objeto será representado mediante términos básicos que se denominan </text:span><text:span text:style-name="T8">sintaxis abstracta</text:span><text:span text:style-name="T7"> del lenguaje y que será definida de manera inductiva.</text:span></text:p>
      <text:p text:style-name="P21"><text:span text:style-name="T9"><text:tab/>Para poder procesar los programas a partir del lenguaje objeto se hace necesaria una máquina virtual que los procese a partir de la sintaxis abstracta. Diremos entonces que posee una </text:span><text:span text:style-name="T10">semántica operacional;</text:span><text:span text:style-name="T9"> en nuestro caso utilizaremos una máquina P.</text:span></text:p>
      <text:p text:style-name="P22"><text:span text:style-name="T9"/></text:p>
      <text:p text:style-name="P22"><text:span text:style-name="T9"><text:tab/></text:span>Describimos a continuación el lenguaje objeto:</text:p>
      <text:p text:style-name="P16"/>
      <text:p text:style-name="P16"/>
      <text:list text:style-name="L4">
        <text:list-item>
          <text:p text:style-name="P23"><text:span text:style-name="T11">Expr. aritméticas:</text:span><text:span text:style-name="T12"><text:tab/></text:span>suma <text:s/>resta <text:s/>multiplica <text:s/>divide</text:p>
          <text:p text:style-name="P24"><text:span text:style-name="T3">Expr. lógicas:</text:span><text:tab/><text:span text:style-name="T1">and <text:s/>or</text:span></text:p>
          <text:p text:style-name="P23"/>
          <text:p text:style-name="P25">Se desapilan dos elementos de la pila. El elemento que estaba en la cima de la pila se toma como segundo operando; el que estaba antes que éste en la pila se toma como primer operando. Se realiza la operación correspondiente y se apila el resultado.</text:p>
        </text:list-item>
      </text:list>
      <text:p text:style-name="P16"/>
      <text:list text:style-name="L4">
        <text:list-item>
          <text:p text:style-name="P26"><text:span text:style-name="T3">Op. relacionales:</text:span><text:tab/><text:span text:style-name="T1">mayor <text:s/>menor <text:s/>mayorIgual <text:s/>menorIgual <text:s/>igual <text:s/>distinto</text:span></text:p>
          <text:p text:style-name="P23"/>
          <text:p text:style-name="P25">Se desapilan dos elementos de la pila. El elemento que estaba en la cima de la pila se toma como segundo operando; el que estaba antes que éste en la pila se toma como primer operando. Se realiza la comparación correspondiente y se apila el resultado booleano.</text:p>
        </text:list-item>
      </text:list>
      <text:p text:style-name="P16"/>
      <text:list text:style-name="L4">
        <text:list-item>
          <text:p text:style-name="P23">menos</text:p>
          <text:p text:style-name="P23"/>
          <text:p text:style-name="P25">Se desapila el elemento de la cima, se cambia su signo y se vuelve a apilar.</text:p>
        </text:list-item>
      </text:list>
      <text:p text:style-name="P16"/>
      <text:list text:style-name="L4">
        <text:list-item>
          <text:p text:style-name="P23">not</text:p>
          <text:p text:style-name="P26"/>
          <text:p text:style-name="P25">Se desapila el elemento de la cima, se invierte su valor booleano y se vuelve a apilar.</text:p>
        </text:list-item>
      </text:list>
      <text:p text:style-name="P16"/>
      <text:list text:style-name="L4">
        <text:list-item>
          <text:p text:style-name="P23">apila ( <text:span text:style-name="T3">n</text:span> )</text:p>
          <text:p text:style-name="P23"/>
          <text:p text:style-name="P26">Se apila el valor <text:span text:style-name="T3">n</text:span>.</text:p>
        </text:list-item>
      </text:list>
      <text:p text:style-name="P16"/>
      <text:list text:style-name="L4">
        <text:list-item>
          <text:p text:style-name="P23">apila-dir ( <text:span text:style-name="T3">d</text:span> )</text:p>
          <text:p text:style-name="P23"/>
          <text:p text:style-name="P26">Se apila la dirección <text:span text:style-name="T3">d</text:span><text:span text:style-name="T6">.</text:span></text:p>
        </text:list-item>
      </text:list>
      <text:p text:style-name="P16"/>
      <text:list text:style-name="L4">
        <text:list-item>
          <text:p text:style-name="P23">desapila-dir ( <text:span text:style-name="T3">d</text:span> )</text:p>
          <text:p text:style-name="P23"/>
          <text:p text:style-name="P25">Desapila el valor de la cima de la pila y lo guarda en la posición <text:span text:style-name="T3">d</text:span> de la memoria de datos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FreeSans" svg:font-family="FreeSans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angría_20_3_20_de_20_t._20_independiente" style:display-name="Sangría 3 de t. independiente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Arial" fo:font-size="11pt" style:font-size-asian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1-06T17:52:54</meta:creation-date>
    <dc:date>2006-11-07T11:33:56</dc:date>
    <dc:language>es-ES</dc:language>
    <meta:editing-cycles>17</meta:editing-cycles>
    <meta:editing-duration>PT1H31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44" meta:word-count="803" meta:character-count="4549"/>
  </office:meta>
</office:document-meta>
</file>